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46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7.5cm" svg:height="3.5cm" svg:x="1.3cm" svg:y="1.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8cm" svg:height="2.5cm" svg:x="1cm" svg:y="0.9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94cm" svg:height="2.855cm" svg:x="1.748cm" svg:y="1.80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2" draw:text-style-name="P1" draw:layer="layout" svg:width="3.37cm" svg:height="0.73cm" svg:x="3.313cm" svg:y="3.938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14cm" svg:height="0.731cm" draw:transform="rotate (0.226194671058422) translate (5.051cm 4.22cm)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299cm" svg:height="0.731cm" draw:transform="rotate (0.226194671058422) translate (2cm 4.037cm)">
            <text:p text:style-name="P5"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2" draw:text-style-name="P1" draw:layer="layout" svg:width="6.704cm" svg:height="0.8cm" svg:x="1.698cm" svg:y="3.1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0.5cm" svg:x2="5cm" svg:y2="5.5cm">
          <text:p text:style-name="P5"/>
        </draw:line>
        <draw:custom-shape draw:style-name="gr2" draw:text-style-name="P1" draw:layer="layout" svg:width="0.5cm" svg:height="0.774cm" svg:x="4.8cm" svg:y="4.226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3.5cm" svg:x="1.3cm" svg:y="1.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1" draw:layer="layout" svg:x1="1.827cm" svg:y1="2.241cm" svg:x2="5cm" svg:y2="2.9cm">
          <text:p text:style-name="P5"/>
        </draw:line>
        <draw:line draw:style-name="gr5" draw:text-style-name="P1" draw:layer="layout" svg:x1="7.2cm" svg:y1="5cm" svg:x2="6.2cm" svg:y2="5.203cm">
          <text:p text:style-name="P5"/>
        </draw:line>
        <draw:line draw:style-name="gr5" draw:text-style-name="P1" draw:layer="layout" svg:x1="1cm" svg:y1="2cm" svg:x2="1.59cm" svg:y2="1.501cm">
          <text:p text:style-name="P5"/>
        </draw:line>
        <draw:line draw:style-name="gr5" draw:text-style-name="P1" draw:layer="layout" svg:x1="6.986cm" svg:y1="0.859cm" svg:x2="7.855cm" svg:y2="1.146cm">
          <text:p text:style-name="P5"/>
        </draw:line>
        <draw:frame draw:style-name="gr6" draw:text-style-name="P3" draw:layer="layout" svg:width="1.339cm" svg:height="1.28cm" svg:x="3.301cm" svg:y="1.604cm">
          <draw:text-box>
            <text:p text:style-name="P2"><text:span text:style-name="T1">r</text:span></text:p>
          </draw:text-box>
        </draw:frame>
        <draw:custom-shape draw:style-name="gr1" draw:text-style-name="P1" draw:layer="layout" svg:width="6.594cm" svg:height="2.855cm" svg:x="1.748cm" svg:y="1.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cm" svg:height="0.925cm" svg:x="4.8cm" svg:y="1cm">
          <text:p text:style-name="P5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0.5cm" svg:x2="5cm" svg:y2="2cm">
          <text:p text:style-name="P5"/>
        </draw:line>
        <draw:line draw:style-name="gr4" draw:text-style-name="P1" draw:layer="layout" svg:x1="8.8cm" svg:y1="3.3cm" svg:x2="8.8cm" svg:y2="2.9cm">
          <text:p text:style-name="P5"/>
        </draw:line>
        <draw:line draw:style-name="gr4" draw:text-style-name="P1" draw:layer="layout" svg:x1="1.3cm" svg:y1="3.4cm" svg:x2="1.3cm" svg:y2="3cm">
          <text:p text:style-name="P5"/>
        </draw:line>
        <draw:line draw:style-name="gr4" draw:text-style-name="P1" draw:layer="layout" svg:x1="8.8cm" svg:y1="3.4cm" svg:x2="8.8cm" svg:y2="2.9cm">
          <text:p text:style-name="P5"/>
        </draw:line>
        <draw:frame draw:style-name="gr7" draw:text-style-name="P4" draw:layer="layout" svg:width="1cm" svg:height="1.33cm" svg:x="9.1cm" svg:y="2.5cm">
          <draw:text-box>
            <text:p text:style-name="P4"><text:span text:style-name="T2">b</text:span></text:p>
          </draw:text-box>
        </draw:frame>
        <draw:line draw:style-name="gr4" draw:text-style-name="P1" draw:layer="layout" svg:x1="8.8cm" svg:y1="2.9cm" svg:x2="9.3cm" svg:y2="2.9cm">
          <text:p text:style-name="P5"/>
        </draw:line>
        <draw:line draw:style-name="gr4" draw:text-style-name="P1" draw:layer="layout" svg:x1="8.8cm" svg:y1="3.4cm" svg:x2="9.3cm" svg:y2="3.4cm">
          <text:p text:style-name="P5"/>
        </draw:line>
        <draw:line draw:style-name="gr4" draw:text-style-name="P1" draw:layer="layout" svg:x1="8.8cm" svg:y1="2.9cm" svg:x2="8.8cm" svg:y2="1.43cm">
          <text:p text:style-name="P5"/>
        </draw:line>
        <draw:line draw:style-name="gr4" draw:text-style-name="P1" draw:layer="layout" svg:x1="8.342cm" svg:y1="2.936cm" svg:x2="8.342cm" svg:y2="1.436cm">
          <text:p text:style-name="P5"/>
        </draw:line>
        <draw:frame draw:style-name="gr7" draw:text-style-name="P5" draw:layer="layout" svg:width="2cm" svg:height="1.33cm" svg:x="7.9cm" svg:y="0.3cm">
          <draw:text-box>
            <text:p text:style-name="P5"><text:span text:style-name="T3">Δ</text:span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8-06-22T23:13:11</dc:date>
    <meta:editing-cycles>28</meta:editing-cycles>
    <meta:editing-duration>PT7H2M36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